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Away</text:p>
          </table:table-cell>
          <table:table-cell table:style-name="ce1" office:value-type="string">
            <text:p>Hom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ediction</text:p>
          </table:table-cell>
          <table:table-cell table:style-name="ce1" office:value-type="string">
            <text:p>Actual Total</text:p>
          </table:table-cell>
          <table:table-cell table:style-name="ce1" office:value-type="string">
            <text:p>Outcome</text:p>
          </table:table-cell>
          <table:table-cell office:value-type="string">
            <text:p>Week</text:p>
          </table:table-cell>
          <table:table-cell office:value-type="string">
            <text:p>seq</text:p>
          </table:table-cell>
        </table:table-row>
        <table:table-row table:style-name="ro1"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TEN</text:p>
          </table:table-cell>
          <table:table-cell office:value-type="string">
            <text:p>CLE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SF</text:p>
          </table:table-cell>
          <table:table-cell office:value-type="string">
            <text:p>TB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IT</text:p>
          </table:table-cell>
          <table:table-cell office:value-type="string">
            <text:p>NE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36">
            <text:p>36</text:p>
          </table:table-cell>
          <table:table-cell office:value-type="string">
            <text:p>✖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NYG</text:p>
          </table:table-cell>
          <table:table-cell office:value-type="string">
            <text:p>DAL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R</text:p>
          </table:table-cell>
          <table:table-cell office:value-type="string">
            <text:p>CA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KC</text:p>
          </table:table-cell>
          <table:table-cell office:value-type="string">
            <text:p>JAC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IND</text:p>
          </table:table-cell>
          <table:table-cell office:value-type="string">
            <text:p>LAC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HOU</text:p>
          </table:table-cell>
          <table:table-cell office:value-type="string">
            <text:p>NO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DET</text:p>
          </table:table-cell>
          <table:table-cell office:value-type="string">
            <text:p>ARI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DEN</text:p>
          </table:table-cell>
          <table:table-cell office:value-type="string">
            <text:p>OAK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✖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IN</text:p>
          </table:table-cell>
          <table:table-cell office:value-type="string">
            <text:p>SEA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BUF</text:p>
          </table:table-cell>
          <table:table-cell office:value-type="string">
            <text:p>NYJ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BAL</text:p>
          </table:table-cell>
          <table:table-cell office:value-type="string">
            <text:p>MIA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69">
            <text:p>69</text:p>
          </table:table-cell>
          <table:table-cell office:value-type="string">
            <text:p>✖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TL</text:p>
          </table:table-cell>
          <table:table-cell office:value-type="string">
            <text:p>MIN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✖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SF</text:p>
          </table:table-cell>
          <table:table-cell office:value-type="string">
            <text:p>CIN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office:value-type="string">
            <text:p>✔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SEA</text:p>
          </table:table-cell>
          <table:table-cell office:value-type="string">
            <text:p>PIT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✔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✖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LAR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office:value-type="string">
            <text:p>✔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MIA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✖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string">
            <text:p>GB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✔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LAC</text:p>
          </table:table-cell>
          <table:table-cell office:value-type="string">
            <text:p>DET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23">
            <text:p>23</text:p>
          </table:table-cell>
          <table:table-cell office:value-type="string">
            <text:p>✖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KC</text:p>
          </table:table-cell>
          <table:table-cell office:value-type="string">
            <text:p>OAK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✖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JAC</text:p>
          </table:table-cell>
          <table:table-cell office:value-type="string">
            <text:p>HOU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office:value-type="string">
            <text:p>✔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IND</text:p>
          </table:table-cell>
          <table:table-cell office:value-type="string">
            <text:p>TEN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36">
            <text:p>36</text:p>
          </table:table-cell>
          <table:table-cell office:value-type="string">
            <text:p>✖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DAL</text:p>
          </table:table-cell>
          <table:table-cell office:value-type="string">
            <text:p>WAS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✔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CLE</text:p>
          </table:table-cell>
          <table:table-cell office:value-type="string">
            <text:p>NYJ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office:value-type="string">
            <text:p>✔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CHI</text:p>
          </table:table-cell>
          <table:table-cell office:value-type="string">
            <text:p>DEN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30">
            <text:p>30</text:p>
          </table:table-cell>
          <table:table-cell office:value-type="string">
            <text:p>✖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BUF</text:p>
          </table:table-cell>
          <table:table-cell office:value-type="string">
            <text:p>NYG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✖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ARI</text:p>
          </table:table-cell>
          <table:table-cell office:value-type="string">
            <text:p>BAL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✖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ATL</text:p>
          </table:table-cell>
          <table:table-cell office:value-type="string">
            <text:p>IND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BAL</text:p>
          </table:table-cell>
          <table:table-cell office:value-type="string">
            <text:p>KC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CAR</text:p>
          </table:table-cell>
          <table:table-cell office:value-type="string">
            <text:p>ARI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CHI</text:p>
          </table:table-cell>
          <table:table-cell office:value-type="string">
            <text:p>WAS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CIN</text:p>
          </table:table-cell>
          <table:table-cell office:value-type="string">
            <text:p>BUF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DEN</text:p>
          </table:table-cell>
          <table:table-cell office:value-type="string">
            <text:p>GB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DET</text:p>
          </table:table-cell>
          <table:table-cell office:value-type="string">
            <text:p>PHI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HOU</text:p>
          </table:table-cell>
          <table:table-cell office:value-type="string">
            <text:p>LAC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LAR</text:p>
          </table:table-cell>
          <table:table-cell office:value-type="string">
            <text:p>CLE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33">
            <text:p>33</text:p>
          </table:table-cell>
          <table:table-cell office:value-type="string">
            <text:p>✖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MIA</text:p>
          </table:table-cell>
          <table:table-cell office:value-type="string">
            <text:p>DAL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✖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SEA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NYG</text:p>
          </table:table-cell>
          <table:table-cell office:value-type="string">
            <text:p>TB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NYJ</text:p>
          </table:table-cell>
          <table:table-cell office:value-type="string">
            <text:p>NE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OAK</text:p>
          </table:table-cell>
          <table:table-cell office:value-type="string">
            <text:p>MIN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PIT</text:p>
          </table:table-cell>
          <table:table-cell office:value-type="string">
            <text:p>SF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CAR</text:p>
          </table:table-cell>
          <table:table-cell office:value-type="string">
            <text:p>HOU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office:value-type="string">
            <text:p>✔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IN</text:p>
          </table:table-cell>
          <table:table-cell office:value-type="string">
            <text:p>PIT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office:value-type="string">
            <text:p>✔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LE</text:p>
          </table:table-cell>
          <table:table-cell office:value-type="string">
            <text:p>BAL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office:value-type="string">
            <text:p>✔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DAL</text:p>
          </table:table-cell>
          <table:table-cell office:value-type="string">
            <text:p>NO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office:value-type="string">
            <text:p>✔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JAC</text:p>
          </table:table-cell>
          <table:table-cell office:value-type="string">
            <text:p>DEN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✔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KC</text:p>
          </table:table-cell>
          <table:table-cell office:value-type="string">
            <text:p>DET</text:p>
          </table:table-cell>
          <table:table-cell office:value-type="float" office:value="54.5">
            <text:p>54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office:value-type="string">
            <text:p>✔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AC</text:p>
          </table:table-cell>
          <table:table-cell office:value-type="string">
            <text:p>MIA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✖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string">
            <text:p>CHI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22">
            <text:p>22</text:p>
          </table:table-cell>
          <table:table-cell office:value-type="string">
            <text:p>✖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BUF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26">
            <text:p>26</text:p>
          </table:table-cell>
          <table:table-cell office:value-type="string">
            <text:p>✖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OAK</text:p>
          </table:table-cell>
          <table:table-cell office:value-type="string">
            <text:p>IND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office:value-type="string">
            <text:p>✖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SEA</text:p>
          </table:table-cell>
          <table:table-cell office:value-type="string">
            <text:p>ARI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✖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TB</text:p>
          </table:table-cell>
          <table:table-cell office:value-type="string">
            <text:p>LA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95">
            <text:p>95</text:p>
          </table:table-cell>
          <table:table-cell office:value-type="string">
            <text:p>✔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TEN</text:p>
          </table:table-cell>
          <table:table-cell office:value-type="string">
            <text:p>ATL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34">
            <text:p>34</text:p>
          </table:table-cell>
          <table:table-cell office:value-type="string">
            <text:p>✖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WAS</text:p>
          </table:table-cell>
          <table:table-cell office:value-type="string">
            <text:p>NYG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office:value-type="string">
            <text:p>✔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ARI</text:p>
          </table:table-cell>
          <table:table-cell office:value-type="string">
            <text:p>CIN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✔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office:value-type="string">
            <text:p>HOU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85">
            <text:p>85</text:p>
          </table:table-cell>
          <table:table-cell office:value-type="string">
            <text:p>✖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L</text:p>
          </table:table-cell>
          <table:table-cell office:value-type="string">
            <text:p>PIT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✖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UF</text:p>
          </table:table-cell>
          <table:table-cell office:value-type="string">
            <text:p>TEN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21">
            <text:p>21</text:p>
          </table:table-cell>
          <table:table-cell office:value-type="string">
            <text:p>✖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HI</text:p>
          </table:table-cell>
          <table:table-cell office:value-type="string">
            <text:p>OAK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✔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LE</text:p>
          </table:table-cell>
          <table:table-cell office:value-type="string">
            <text:p>SF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34">
            <text:p>34</text:p>
          </table:table-cell>
          <table:table-cell office:value-type="string">
            <text:p>✖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DEN</text:p>
          </table:table-cell>
          <table:table-cell office:value-type="string">
            <text:p>LAC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32">
            <text:p>32</text:p>
          </table:table-cell>
          <table:table-cell office:value-type="string">
            <text:p>✖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GB</text:p>
          </table:table-cell>
          <table:table-cell office:value-type="string">
            <text:p>DAL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58">
            <text:p>58</text:p>
          </table:table-cell>
          <table:table-cell office:value-type="string">
            <text:p>✖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IND</text:p>
          </table:table-cell>
          <table:table-cell office:value-type="string">
            <text:p>KC</text:p>
          </table:table-cell>
          <table:table-cell office:value-type="float" office:value="57">
            <text:p>57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office:value-type="string">
            <text:p>✔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JAC</text:p>
          </table:table-cell>
          <table:table-cell office:value-type="string">
            <text:p>CA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office:value-type="string">
            <text:p>✔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office:value-type="string">
            <text:p>NYG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✔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NE</text:p>
          </table:table-cell>
          <table:table-cell office:value-type="string">
            <text:p>WAS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✖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NYJ</text:p>
          </table:table-cell>
          <table:table-cell office:value-type="string">
            <text:p>PHI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✖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TB</text:p>
          </table:table-cell>
          <table:table-cell office:value-type="string">
            <text:p>NO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office:value-type="string">
            <text:p>✖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office:value-type="string">
            <text:p>ARI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67">
            <text:p>67</text:p>
          </table:table-cell>
          <table:table-cell office:value-type="string">
            <text:p>✖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CAR</text:p>
          </table:table-cell>
          <table:table-cell office:value-type="string">
            <text:p>TB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63">
            <text:p>63</text:p>
          </table:table-cell>
          <table:table-cell office:value-type="string">
            <text:p>✖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office:value-type="string">
            <text:p>BAL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✖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DET</text:p>
          </table:table-cell>
          <table:table-cell office:value-type="string">
            <text:p>GB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✖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HOU</text:p>
          </table:table-cell>
          <table:table-cell office:value-type="string">
            <text:p>KC</text:p>
          </table:table-cell>
          <table:table-cell office:value-type="float" office:value="54.5">
            <text:p>54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office:value-type="string">
            <text:p>✔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 office:value-type="string">
            <text:p>JAC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19">
            <text:p>19</text:p>
          </table:table-cell>
          <table:table-cell office:value-type="string">
            <text:p>✖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PHI</text:p>
          </table:table-cell>
          <table:table-cell office:value-type="string">
            <text:p>MIN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office:value-type="string">
            <text:p>✔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PIT</text:p>
          </table:table-cell>
          <table:table-cell office:value-type="string">
            <text:p>LAC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✖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SEA</text:p>
          </table:table-cell>
          <table:table-cell office:value-type="string">
            <text:p>CLE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office:value-type="string">
            <text:p>✔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SF</text:p>
          </table:table-cell>
          <table:table-cell office:value-type="string">
            <text:p>LA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office:value-type="string">
            <text:p>✔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TEN</text:p>
          </table:table-cell>
          <table:table-cell office:value-type="string">
            <text:p>DEN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16">
            <text:p>16</text:p>
          </table:table-cell>
          <table:table-cell office:value-type="string">
            <text:p>✖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WAS</text:p>
          </table:table-cell>
          <table:table-cell office:value-type="string">
            <text:p>MIA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office:value-type="string">
            <text:p>✔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ARI</text:p>
          </table:table-cell>
          <table:table-cell office:value-type="string">
            <text:p>NYG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✖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AL</text:p>
          </table:table-cell>
          <table:table-cell office:value-type="string">
            <text:p>SEA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✖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HOU</text:p>
          </table:table-cell>
          <table:table-cell office:value-type="string">
            <text:p>IND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office:value-type="string">
            <text:p>✔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JAC</text:p>
          </table:table-cell>
          <table:table-cell office:value-type="string">
            <text:p>CIN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LAC</text:p>
          </table:table-cell>
          <table:table-cell office:value-type="string">
            <text:p>TEN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✖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LAR</text:p>
          </table:table-cell>
          <table:table-cell office:value-type="string">
            <text:p>ATL</text:p>
          </table:table-cell>
          <table:table-cell office:value-type="float" office:value="54.5">
            <text:p>54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✖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MIA</text:p>
          </table:table-cell>
          <table:table-cell office:value-type="string">
            <text:p>BUF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52">
            <text:p>52</text:p>
          </table:table-cell>
          <table:table-cell office:value-type="string">
            <text:p>✖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office:value-type="string">
            <text:p>DET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72">
            <text:p>72</text:p>
          </table:table-cell>
          <table:table-cell office:value-type="string">
            <text:p>✔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NE</text:p>
          </table:table-cell>
          <table:table-cell office:value-type="string">
            <text:p>NYJ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office:value-type="string">
            <text:p>✔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 office:value-type="string">
            <text:p>CHI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office:value-type="string">
            <text:p>✔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OAK</text:p>
          </table:table-cell>
          <table:table-cell office:value-type="string">
            <text:p>GB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office:value-type="string">
            <text:p>✔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PHI</text:p>
          </table:table-cell>
          <table:table-cell office:value-type="string">
            <text:p>DAL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✖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SF</text:p>
          </table:table-cell>
          <table:table-cell office:value-type="string">
            <text:p>WAS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9">
            <text:p>9</text:p>
          </table:table-cell>
          <table:table-cell office:value-type="string">
            <text:p>✖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 table:number-columns-spanned="6" table:number-rows-spanned="1">
            <text:p>Week 8: 6-8 (42.9%) | Overall: 60-50 (1 push) (54.5%)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1" office:value-type="string">
            <text:p>Away</text:p>
          </table:table-cell>
          <table:table-cell table:style-name="ce1" office:value-type="string">
            <text:p>Hom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ediction</text:p>
          </table:table-cell>
          <table:table-cell table:style-name="ce1" office:value-type="string">
            <text:p>Actual Total</text:p>
          </table:table-cell>
          <table:table-cell table:style-name="ce1" office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>
            <text:p>ARI</text:p>
          </table:table-cell>
          <table:table-cell office:value-type="string">
            <text:p>NO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✔</text:p>
          </table:table-cell>
          <table:table-cell table:number-columns-repeated="2"/>
        </table:table-row>
        <table:table-row table:style-name="ro1">
          <table:table-cell office:value-type="string">
            <text:p>CAR</text:p>
          </table:table-cell>
          <table:table-cell office:value-type="string">
            <text:p>SF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64">
            <text:p>64</text:p>
          </table:table-cell>
          <table:table-cell office:value-type="string">
            <text:p>✖</text:p>
          </table:table-cell>
          <table:table-cell table:number-columns-repeated="2"/>
        </table:table-row>
        <table:table-row table:style-name="ro1">
          <table:table-cell office:value-type="string">
            <text:p>CIN</text:p>
          </table:table-cell>
          <table:table-cell office:value-type="string">
            <text:p>LA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office:value-type="string">
            <text:p>✔</text:p>
          </table:table-cell>
          <table:table-cell table:number-columns-repeated="2"/>
        </table:table-row>
        <table:table-row table:style-name="ro1">
          <table:table-cell office:value-type="string">
            <text:p>CLE</text:p>
          </table:table-cell>
          <table:table-cell office:value-type="string">
            <text:p>NE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✔</text:p>
          </table:table-cell>
          <table:table-cell table:number-columns-repeated="2"/>
        </table:table-row>
        <table:table-row table:style-name="ro1">
          <table:table-cell office:value-type="string">
            <text:p>DEN</text:p>
          </table:table-cell>
          <table:table-cell office:value-type="string">
            <text:p>IND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office:value-type="string">
            <text:p>✔</text:p>
          </table:table-cell>
          <table:table-cell table:number-columns-repeated="2"/>
        </table:table-row>
        <table:table-row table:style-name="ro1">
          <table:table-cell office:value-type="string">
            <text:p>GB</text:p>
          </table:table-cell>
          <table:table-cell office:value-type="string">
            <text:p>KC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office:value-type="string">
            <text:p>✖</text:p>
          </table:table-cell>
          <table:table-cell table:number-columns-repeated="2"/>
        </table:table-row>
        <table:table-row table:style-name="ro1">
          <table:table-cell office:value-type="string">
            <text:p>LAC</text:p>
          </table:table-cell>
          <table:table-cell office:value-type="string">
            <text:p>CHI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33">
            <text:p>33</text:p>
          </table:table-cell>
          <table:table-cell office:value-type="string">
            <text:p>✖</text:p>
          </table:table-cell>
          <table:table-cell table:number-columns-repeated="2"/>
        </table:table-row>
        <table:table-row table:style-name="ro1">
          <table:table-cell office:value-type="string">
            <text:p>MIA</text:p>
          </table:table-cell>
          <table:table-cell office:value-type="string">
            <text:p>PIT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✖</text:p>
          </table:table-cell>
          <table:table-cell table:number-columns-repeated="2"/>
        </table:table-row>
        <table:table-row table:style-name="ro1">
          <table:table-cell office:value-type="string">
            <text:p>NYG</text:p>
          </table:table-cell>
          <table:table-cell office:value-type="string">
            <text:p>DET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office:value-type="string">
            <text:p>✔</text:p>
          </table:table-cell>
          <table:table-cell table:number-columns-repeated="2"/>
        </table:table-row>
        <table:table-row table:style-name="ro1">
          <table:table-cell office:value-type="string">
            <text:p>NYJ</text:p>
          </table:table-cell>
          <table:table-cell office:value-type="string">
            <text:p>JAC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✖</text:p>
          </table:table-cell>
          <table:table-cell table:number-columns-repeated="2"/>
        </table:table-row>
        <table:table-row table:style-name="ro1">
          <table:table-cell office:value-type="string">
            <text:p>OAK</text:p>
          </table:table-cell>
          <table:table-cell office:value-type="string">
            <text:p>HOU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✖</text:p>
          </table:table-cell>
          <table:table-cell table:number-columns-repeated="2"/>
        </table:table-row>
        <table:table-row table:style-name="ro1">
          <table:table-cell office:value-type="string">
            <text:p>PHI</text:p>
          </table:table-cell>
          <table:table-cell office:value-type="string">
            <text:p>BUF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✖</text:p>
          </table:table-cell>
          <table:table-cell table:number-columns-repeated="2"/>
        </table:table-row>
        <table:table-row table:style-name="ro1">
          <table:table-cell office:value-type="string">
            <text:p>SEA</text:p>
          </table:table-cell>
          <table:table-cell office:value-type="string">
            <text:p>ATL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✔</text:p>
          </table:table-cell>
          <table:table-cell table:number-columns-repeated="2"/>
        </table:table-row>
        <table:table-row table:style-name="ro1">
          <table:table-cell office:value-type="string">
            <text:p>TB</text:p>
          </table:table-cell>
          <table:table-cell office:value-type="string">
            <text:p>TEN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✖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number-columns-repeated="6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>
            <text:p>Away</text:p>
          </table:table-cell>
          <table:table-cell table:style-name="ce1" office:value-type="string">
            <text:p>Hom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ediction</text:p>
          </table:table-cell>
          <table:table-cell table:style-name="ce1" office:value-type="string">
            <text:p>Actual Total</text:p>
          </table:table-cell>
          <table:table-cell table:style-name="ce1" office:value-type="string">
            <text:p>Outcome</text:p>
          </table:table-cell>
          <table:table-cell office:value-type="string">
            <text:p>Week</text:p>
          </table:table-cell>
          <table:table-cell office:value-type="string">
            <text:p>seq</text:p>
          </table:table-cell>
          <table:table-cell office:value-type="string">
            <text:p>notes</text:p>
          </table:table-cell>
          <table:table-cell office:value-type="string">
            <text:p>win</text:p>
          </table:table-cell>
          <table:table-cell table:number-columns-repeated="4"/>
        </table:table-row>
        <table:table-row table:style-name="ro1"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F2]=&quot;-&quot;;&quot;&quot;;IF([.F2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TEN</text:p>
          </table:table-cell>
          <table:table-cell office:value-type="string">
            <text:p>CLE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F3]=&quot;-&quot;;&quot;&quot;;IF([.F3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F</text:p>
          </table:table-cell>
          <table:table-cell office:value-type="string">
            <text:p>TB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F4]=&quot;-&quot;;&quot;&quot;;IF([.F4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IT</text:p>
          </table:table-cell>
          <table:table-cell office:value-type="string">
            <text:p>NE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36">
            <text:p>36</text:p>
          </table:table-cell>
          <table:table-cell office:value-type="string">
            <text:p>✖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F5]=&quot;-&quot;;&quot;&quot;;IF([.F5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YG</text:p>
          </table:table-cell>
          <table:table-cell office:value-type="string">
            <text:p>DAL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F6]=&quot;-&quot;;&quot;&quot;;IF([.F6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AR</text:p>
          </table:table-cell>
          <table:table-cell office:value-type="string">
            <text:p>CA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F7]=&quot;-&quot;;&quot;&quot;;IF([.F7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KC</text:p>
          </table:table-cell>
          <table:table-cell office:value-type="string">
            <text:p>JAC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F8]=&quot;-&quot;;&quot;&quot;;IF([.F8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ND</text:p>
          </table:table-cell>
          <table:table-cell office:value-type="string">
            <text:p>LAC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F9]=&quot;-&quot;;&quot;&quot;;IF([.F9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HOU</text:p>
          </table:table-cell>
          <table:table-cell office:value-type="string">
            <text:p>NO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F10]=&quot;-&quot;;&quot;&quot;;IF([.F10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ET</text:p>
          </table:table-cell>
          <table:table-cell office:value-type="string">
            <text:p>ARI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F11]=&quot;-&quot;;&quot;&quot;;IF([.F11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EN</text:p>
          </table:table-cell>
          <table:table-cell office:value-type="string">
            <text:p>OAK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✖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F12]=&quot;-&quot;;&quot;&quot;;IF([.F12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IN</text:p>
          </table:table-cell>
          <table:table-cell office:value-type="string">
            <text:p>SEA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F13]=&quot;-&quot;;&quot;&quot;;IF([.F13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BUF</text:p>
          </table:table-cell>
          <table:table-cell office:value-type="string">
            <text:p>NYJ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office:value-type="string">
            <text:p>✔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F14]=&quot;-&quot;;&quot;&quot;;IF([.F14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BAL</text:p>
          </table:table-cell>
          <table:table-cell office:value-type="string">
            <text:p>MIA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69">
            <text:p>69</text:p>
          </table:table-cell>
          <table:table-cell office:value-type="string">
            <text:p>✖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F15]=&quot;-&quot;;&quot;&quot;;IF([.F15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TL</text:p>
          </table:table-cell>
          <table:table-cell office:value-type="string">
            <text:p>MIN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✖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F16]=&quot;-&quot;;&quot;&quot;;IF([.F16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F</text:p>
          </table:table-cell>
          <table:table-cell office:value-type="string">
            <text:p>CIN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office:value-type="string">
            <text:p>✔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IF([.F17]=&quot;-&quot;;&quot;&quot;;IF([.F17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EA</text:p>
          </table:table-cell>
          <table:table-cell office:value-type="string">
            <text:p>PIT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✔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IF([.F18]=&quot;-&quot;;&quot;&quot;;IF([.F18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✖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IF([.F19]=&quot;-&quot;;&quot;&quot;;IF([.F19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</text:p>
          </table:table-cell>
          <table:table-cell office:value-type="string">
            <text:p>LAR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office:value-type="string">
            <text:p>✔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IF([.F20]=&quot;-&quot;;&quot;&quot;;IF([.F20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E</text:p>
          </table:table-cell>
          <table:table-cell office:value-type="string">
            <text:p>MIA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✖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IF([.F21]=&quot;-&quot;;&quot;&quot;;IF([.F21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IN</text:p>
          </table:table-cell>
          <table:table-cell office:value-type="string">
            <text:p>GB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✔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IF([.F22]=&quot;-&quot;;&quot;&quot;;IF([.F22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AC</text:p>
          </table:table-cell>
          <table:table-cell office:value-type="string">
            <text:p>DET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23">
            <text:p>23</text:p>
          </table:table-cell>
          <table:table-cell office:value-type="string">
            <text:p>✖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IF([.F23]=&quot;-&quot;;&quot;&quot;;IF([.F23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KC</text:p>
          </table:table-cell>
          <table:table-cell office:value-type="string">
            <text:p>OAK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✖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IF([.F24]=&quot;-&quot;;&quot;&quot;;IF([.F24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JAC</text:p>
          </table:table-cell>
          <table:table-cell office:value-type="string">
            <text:p>HOU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office:value-type="string">
            <text:p>✔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IF([.F25]=&quot;-&quot;;&quot;&quot;;IF([.F25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ND</text:p>
          </table:table-cell>
          <table:table-cell office:value-type="string">
            <text:p>TEN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36">
            <text:p>36</text:p>
          </table:table-cell>
          <table:table-cell office:value-type="string">
            <text:p>✖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IF([.F26]=&quot;-&quot;;&quot;&quot;;IF([.F26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DAL</text:p>
          </table:table-cell>
          <table:table-cell office:value-type="string">
            <text:p>WAS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✔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IF([.F27]=&quot;-&quot;;&quot;&quot;;IF([.F27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LE</text:p>
          </table:table-cell>
          <table:table-cell office:value-type="string">
            <text:p>NYJ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office:value-type="string">
            <text:p>✔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IF([.F28]=&quot;-&quot;;&quot;&quot;;IF([.F28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HI</text:p>
          </table:table-cell>
          <table:table-cell office:value-type="string">
            <text:p>DEN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30">
            <text:p>30</text:p>
          </table:table-cell>
          <table:table-cell office:value-type="string">
            <text:p>✖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IF([.F29]=&quot;-&quot;;&quot;&quot;;IF([.F29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UF</text:p>
          </table:table-cell>
          <table:table-cell office:value-type="string">
            <text:p>NYG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✖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IF([.F30]=&quot;-&quot;;&quot;&quot;;IF([.F30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RI</text:p>
          </table:table-cell>
          <table:table-cell office:value-type="string">
            <text:p>BAL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✖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IF([.F31]=&quot;-&quot;;&quot;&quot;;IF([.F31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TL</text:p>
          </table:table-cell>
          <table:table-cell office:value-type="string">
            <text:p>IND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F32]=&quot;-&quot;;&quot;&quot;;IF([.F32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BAL</text:p>
          </table:table-cell>
          <table:table-cell office:value-type="string">
            <text:p>KC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F33]=&quot;-&quot;;&quot;&quot;;IF([.F33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AR</text:p>
          </table:table-cell>
          <table:table-cell office:value-type="string">
            <text:p>ARI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F34]=&quot;-&quot;;&quot;&quot;;IF([.F34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HI</text:p>
          </table:table-cell>
          <table:table-cell office:value-type="string">
            <text:p>WAS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F35]=&quot;-&quot;;&quot;&quot;;IF([.F35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IN</text:p>
          </table:table-cell>
          <table:table-cell office:value-type="string">
            <text:p>BUF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F36]=&quot;-&quot;;&quot;&quot;;IF([.F36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EN</text:p>
          </table:table-cell>
          <table:table-cell office:value-type="string">
            <text:p>GB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F37]=&quot;-&quot;;&quot;&quot;;IF([.F37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ET</text:p>
          </table:table-cell>
          <table:table-cell office:value-type="string">
            <text:p>PHI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F38]=&quot;-&quot;;&quot;&quot;;IF([.F38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HOU</text:p>
          </table:table-cell>
          <table:table-cell office:value-type="string">
            <text:p>LAC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F39]=&quot;-&quot;;&quot;&quot;;IF([.F39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AR</text:p>
          </table:table-cell>
          <table:table-cell office:value-type="string">
            <text:p>CLE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33">
            <text:p>33</text:p>
          </table:table-cell>
          <table:table-cell office:value-type="string">
            <text:p>✖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F40]=&quot;-&quot;;&quot;&quot;;IF([.F40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IA</text:p>
          </table:table-cell>
          <table:table-cell office:value-type="string">
            <text:p>DAL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✖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F41]=&quot;-&quot;;&quot;&quot;;IF([.F41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</text:p>
          </table:table-cell>
          <table:table-cell office:value-type="string">
            <text:p>SEA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F42]=&quot;-&quot;;&quot;&quot;;IF([.F42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YG</text:p>
          </table:table-cell>
          <table:table-cell office:value-type="string">
            <text:p>TB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F43]=&quot;-&quot;;&quot;&quot;;IF([.F43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YJ</text:p>
          </table:table-cell>
          <table:table-cell office:value-type="string">
            <text:p>NE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F44]=&quot;-&quot;;&quot;&quot;;IF([.F44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OAK</text:p>
          </table:table-cell>
          <table:table-cell office:value-type="string">
            <text:p>MIN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F45]=&quot;-&quot;;&quot;&quot;;IF([.F45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IT</text:p>
          </table:table-cell>
          <table:table-cell office:value-type="string">
            <text:p>SF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✔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F46]=&quot;-&quot;;&quot;&quot;;IF([.F46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AR</text:p>
          </table:table-cell>
          <table:table-cell office:value-type="string">
            <text:p>HOU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office:value-type="string">
            <text:p>✔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IF([.F47]=&quot;-&quot;;&quot;&quot;;IF([.F47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IN</text:p>
          </table:table-cell>
          <table:table-cell office:value-type="string">
            <text:p>PIT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office:value-type="string">
            <text:p>✔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IF([.F48]=&quot;-&quot;;&quot;&quot;;IF([.F48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LE</text:p>
          </table:table-cell>
          <table:table-cell office:value-type="string">
            <text:p>BAL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office:value-type="string">
            <text:p>✔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IF([.F49]=&quot;-&quot;;&quot;&quot;;IF([.F49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AL</text:p>
          </table:table-cell>
          <table:table-cell office:value-type="string">
            <text:p>NO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office:value-type="string">
            <text:p>✔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IF([.F50]=&quot;-&quot;;&quot;&quot;;IF([.F50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JAC</text:p>
          </table:table-cell>
          <table:table-cell office:value-type="string">
            <text:p>DEN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✔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IF([.F51]=&quot;-&quot;;&quot;&quot;;IF([.F51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KC</text:p>
          </table:table-cell>
          <table:table-cell office:value-type="string">
            <text:p>DET</text:p>
          </table:table-cell>
          <table:table-cell office:value-type="float" office:value="54.5">
            <text:p>54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office:value-type="string">
            <text:p>✔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IF([.F52]=&quot;-&quot;;&quot;&quot;;IF([.F52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AC</text:p>
          </table:table-cell>
          <table:table-cell office:value-type="string">
            <text:p>MIA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✖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IF([.F53]=&quot;-&quot;;&quot;&quot;;IF([.F53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IN</text:p>
          </table:table-cell>
          <table:table-cell office:value-type="string">
            <text:p>CHI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22">
            <text:p>22</text:p>
          </table:table-cell>
          <table:table-cell office:value-type="string">
            <text:p>✖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IF([.F54]=&quot;-&quot;;&quot;&quot;;IF([.F54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E</text:p>
          </table:table-cell>
          <table:table-cell office:value-type="string">
            <text:p>BUF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26">
            <text:p>26</text:p>
          </table:table-cell>
          <table:table-cell office:value-type="string">
            <text:p>✖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IF([.F55]=&quot;-&quot;;&quot;&quot;;IF([.F55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OAK</text:p>
          </table:table-cell>
          <table:table-cell office:value-type="string">
            <text:p>IND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office:value-type="string">
            <text:p>✖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IF([.F56]=&quot;-&quot;;&quot;&quot;;IF([.F56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EA</text:p>
          </table:table-cell>
          <table:table-cell office:value-type="string">
            <text:p>ARI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✖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IF([.F57]=&quot;-&quot;;&quot;&quot;;IF([.F57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B</text:p>
          </table:table-cell>
          <table:table-cell office:value-type="string">
            <text:p>LA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95">
            <text:p>95</text:p>
          </table:table-cell>
          <table:table-cell office:value-type="string">
            <text:p>✔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IF([.F58]=&quot;-&quot;;&quot;&quot;;IF([.F58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TEN</text:p>
          </table:table-cell>
          <table:table-cell office:value-type="string">
            <text:p>ATL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34">
            <text:p>34</text:p>
          </table:table-cell>
          <table:table-cell office:value-type="string">
            <text:p>✖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IF([.F59]=&quot;-&quot;;&quot;&quot;;IF([.F59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WAS</text:p>
          </table:table-cell>
          <table:table-cell office:value-type="string">
            <text:p>NYG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office:value-type="string">
            <text:p>✔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IF([.F60]=&quot;-&quot;;&quot;&quot;;IF([.F60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RI</text:p>
          </table:table-cell>
          <table:table-cell office:value-type="string">
            <text:p>CIN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✔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IF([.F61]=&quot;-&quot;;&quot;&quot;;IF([.F61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L</text:p>
          </table:table-cell>
          <table:table-cell office:value-type="string">
            <text:p>HOU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85">
            <text:p>85</text:p>
          </table:table-cell>
          <table:table-cell office:value-type="string">
            <text:p>✖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IF([.F62]=&quot;-&quot;;&quot;&quot;;IF([.F62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AL</text:p>
          </table:table-cell>
          <table:table-cell office:value-type="string">
            <text:p>PIT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✖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IF([.F63]=&quot;-&quot;;&quot;&quot;;IF([.F63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UF</text:p>
          </table:table-cell>
          <table:table-cell office:value-type="string">
            <text:p>TEN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21">
            <text:p>21</text:p>
          </table:table-cell>
          <table:table-cell office:value-type="string">
            <text:p>✖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IF([.F64]=&quot;-&quot;;&quot;&quot;;IF([.F64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HI</text:p>
          </table:table-cell>
          <table:table-cell office:value-type="string">
            <text:p>OAK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✔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IF([.F65]=&quot;-&quot;;&quot;&quot;;IF([.F65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LE</text:p>
          </table:table-cell>
          <table:table-cell office:value-type="string">
            <text:p>SF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34">
            <text:p>34</text:p>
          </table:table-cell>
          <table:table-cell office:value-type="string">
            <text:p>✖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IF([.F66]=&quot;-&quot;;&quot;&quot;;IF([.F66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DEN</text:p>
          </table:table-cell>
          <table:table-cell office:value-type="string">
            <text:p>LAC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32">
            <text:p>32</text:p>
          </table:table-cell>
          <table:table-cell office:value-type="string">
            <text:p>✖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IF([.F67]=&quot;-&quot;;&quot;&quot;;IF([.F67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GB</text:p>
          </table:table-cell>
          <table:table-cell office:value-type="string">
            <text:p>DAL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58">
            <text:p>58</text:p>
          </table:table-cell>
          <table:table-cell office:value-type="string">
            <text:p>✖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IF([.F68]=&quot;-&quot;;&quot;&quot;;IF([.F68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IND</text:p>
          </table:table-cell>
          <table:table-cell office:value-type="string">
            <text:p>KC</text:p>
          </table:table-cell>
          <table:table-cell office:value-type="float" office:value="57">
            <text:p>57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office:value-type="string">
            <text:p>✔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IF([.F69]=&quot;-&quot;;&quot;&quot;;IF([.F69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JAC</text:p>
          </table:table-cell>
          <table:table-cell office:value-type="string">
            <text:p>CA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office:value-type="string">
            <text:p>✔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IF([.F70]=&quot;-&quot;;&quot;&quot;;IF([.F70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IN</text:p>
          </table:table-cell>
          <table:table-cell office:value-type="string">
            <text:p>NYG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✔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IF([.F71]=&quot;-&quot;;&quot;&quot;;IF([.F71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E</text:p>
          </table:table-cell>
          <table:table-cell office:value-type="string">
            <text:p>WAS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✖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IF([.F72]=&quot;-&quot;;&quot;&quot;;IF([.F72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YJ</text:p>
          </table:table-cell>
          <table:table-cell office:value-type="string">
            <text:p>PHI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✖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IF([.F73]=&quot;-&quot;;&quot;&quot;;IF([.F73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B</text:p>
          </table:table-cell>
          <table:table-cell office:value-type="string">
            <text:p>NO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office:value-type="string">
            <text:p>✖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IF([.F74]=&quot;-&quot;;&quot;&quot;;IF([.F74]=&quot;✔&quot;;1;0)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ATL</text:p>
          </table:table-cell>
          <table:table-cell office:value-type="string">
            <text:p>ARI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67">
            <text:p>67</text:p>
          </table:table-cell>
          <table:table-cell office:value-type="string">
            <text:p>✖</text:p>
          </table:table-cell>
          <table:table-cell table:number-columns-repeated="2" office:value-type="float" office:value="6">
            <text:p>6</text:p>
          </table:table-cell>
          <table:table-cell table:style-name="ce2" office:value-type="string" table:number-columns-spanned="6" table:number-rows-spanned="1">
            <text:p>Note: this week I skipped the DAL/NYJ game because my data source was acting a little funky.</text:p>
          </table:table-cell>
          <table:covered-table-cell table:formula="of:=IF([.F75]=&quot;-&quot;;&quot;&quot;;IF([.F75]=&quot;✔&quot;;1;0))" office:value-type="float" office:value="0">
            <text:p>0</text:p>
          </table:covered-table-cell>
          <table:covered-table-cell table:number-columns-repeated="4"/>
        </table:table-row>
        <table:table-row table:style-name="ro1">
          <table:table-cell office:value-type="string">
            <text:p>CAR</text:p>
          </table:table-cell>
          <table:table-cell office:value-type="string">
            <text:p>TB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63">
            <text:p>63</text:p>
          </table:table-cell>
          <table:table-cell office:value-type="string">
            <text:p>✖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IF([.F76]=&quot;-&quot;;&quot;&quot;;IF([.F76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IN</text:p>
          </table:table-cell>
          <table:table-cell office:value-type="string">
            <text:p>BAL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✖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IF([.F77]=&quot;-&quot;;&quot;&quot;;IF([.F77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DET</text:p>
          </table:table-cell>
          <table:table-cell office:value-type="string">
            <text:p>GB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✖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IF([.F78]=&quot;-&quot;;&quot;&quot;;IF([.F78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OU</text:p>
          </table:table-cell>
          <table:table-cell office:value-type="string">
            <text:p>KC</text:p>
          </table:table-cell>
          <table:table-cell office:value-type="float" office:value="54.5">
            <text:p>54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office:value-type="string">
            <text:p>✔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IF([.F79]=&quot;-&quot;;&quot;&quot;;IF([.F79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O</text:p>
          </table:table-cell>
          <table:table-cell office:value-type="string">
            <text:p>JAC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19">
            <text:p>19</text:p>
          </table:table-cell>
          <table:table-cell office:value-type="string">
            <text:p>✖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IF([.F80]=&quot;-&quot;;&quot;&quot;;IF([.F80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I</text:p>
          </table:table-cell>
          <table:table-cell office:value-type="string">
            <text:p>MIN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office:value-type="string">
            <text:p>✔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IF([.F81]=&quot;-&quot;;&quot;&quot;;IF([.F81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IT</text:p>
          </table:table-cell>
          <table:table-cell office:value-type="string">
            <text:p>LAC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✖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IF([.F82]=&quot;-&quot;;&quot;&quot;;IF([.F82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EA</text:p>
          </table:table-cell>
          <table:table-cell office:value-type="string">
            <text:p>CLE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office:value-type="string">
            <text:p>✔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IF([.F83]=&quot;-&quot;;&quot;&quot;;IF([.F83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F</text:p>
          </table:table-cell>
          <table:table-cell office:value-type="string">
            <text:p>LA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office:value-type="string">
            <text:p>✔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IF([.F84]=&quot;-&quot;;&quot;&quot;;IF([.F84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TEN</text:p>
          </table:table-cell>
          <table:table-cell office:value-type="string">
            <text:p>DEN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16">
            <text:p>16</text:p>
          </table:table-cell>
          <table:table-cell office:value-type="string">
            <text:p>✖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IF([.F85]=&quot;-&quot;;&quot;&quot;;IF([.F85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WAS</text:p>
          </table:table-cell>
          <table:table-cell office:value-type="string">
            <text:p>MIA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office:value-type="string">
            <text:p>✔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IF([.F86]=&quot;-&quot;;&quot;&quot;;IF([.F86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RI</text:p>
          </table:table-cell>
          <table:table-cell office:value-type="string">
            <text:p>NYG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✖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IF([.F87]=&quot;-&quot;;&quot;&quot;;IF([.F87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AL</text:p>
          </table:table-cell>
          <table:table-cell office:value-type="string">
            <text:p>SEA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✖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IF([.F88]=&quot;-&quot;;&quot;&quot;;IF([.F88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OU</text:p>
          </table:table-cell>
          <table:table-cell office:value-type="string">
            <text:p>IND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office:value-type="string">
            <text:p>✔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IF([.F89]=&quot;-&quot;;&quot;&quot;;IF([.F89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JAC</text:p>
          </table:table-cell>
          <table:table-cell office:value-type="string">
            <text:p>CIN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-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IF([.F90]=&quot;-&quot;;&quot;&quot;;IF([.F90]=&quot;✔&quot;;1;0))">
            <text:p/>
          </table:table-cell>
          <table:table-cell table:number-columns-repeated="4"/>
        </table:table-row>
        <table:table-row table:style-name="ro1">
          <table:table-cell office:value-type="string">
            <text:p>LAC</text:p>
          </table:table-cell>
          <table:table-cell office:value-type="string">
            <text:p>TEN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✖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IF([.F91]=&quot;-&quot;;&quot;&quot;;IF([.F91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LAR</text:p>
          </table:table-cell>
          <table:table-cell office:value-type="string">
            <text:p>ATL</text:p>
          </table:table-cell>
          <table:table-cell office:value-type="float" office:value="54.5">
            <text:p>54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✖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IF([.F92]=&quot;-&quot;;&quot;&quot;;IF([.F92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IA</text:p>
          </table:table-cell>
          <table:table-cell office:value-type="string">
            <text:p>BUF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52">
            <text:p>52</text:p>
          </table:table-cell>
          <table:table-cell office:value-type="string">
            <text:p>✖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IF([.F93]=&quot;-&quot;;&quot;&quot;;IF([.F93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IN</text:p>
          </table:table-cell>
          <table:table-cell office:value-type="string">
            <text:p>DET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72">
            <text:p>72</text:p>
          </table:table-cell>
          <table:table-cell office:value-type="string">
            <text:p>✔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IF([.F94]=&quot;-&quot;;&quot;&quot;;IF([.F94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E</text:p>
          </table:table-cell>
          <table:table-cell office:value-type="string">
            <text:p>NYJ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office:value-type="string">
            <text:p>✔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IF([.F95]=&quot;-&quot;;&quot;&quot;;IF([.F95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O</text:p>
          </table:table-cell>
          <table:table-cell office:value-type="string">
            <text:p>CHI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office:value-type="string">
            <text:p>✔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IF([.F96]=&quot;-&quot;;&quot;&quot;;IF([.F96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OAK</text:p>
          </table:table-cell>
          <table:table-cell office:value-type="string">
            <text:p>GB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office:value-type="string">
            <text:p>✔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IF([.F97]=&quot;-&quot;;&quot;&quot;;IF([.F97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I</text:p>
          </table:table-cell>
          <table:table-cell office:value-type="string">
            <text:p>DAL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✖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IF([.F98]=&quot;-&quot;;&quot;&quot;;IF([.F98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F</text:p>
          </table:table-cell>
          <table:table-cell office:value-type="string">
            <text:p>WAS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9">
            <text:p>9</text:p>
          </table:table-cell>
          <table:table-cell office:value-type="string">
            <text:p>✖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IF([.F99]=&quot;-&quot;;&quot;&quot;;IF([.F99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RI</text:p>
          </table:table-cell>
          <table:table-cell office:value-type="string">
            <text:p>NO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✔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IF([.F100]=&quot;-&quot;;&quot;&quot;;IF([.F100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AR</text:p>
          </table:table-cell>
          <table:table-cell office:value-type="string">
            <text:p>SF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64">
            <text:p>64</text:p>
          </table:table-cell>
          <table:table-cell office:value-type="string">
            <text:p>✖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IF([.F101]=&quot;-&quot;;&quot;&quot;;IF([.F101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IN</text:p>
          </table:table-cell>
          <table:table-cell office:value-type="string">
            <text:p>LA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office:value-type="string">
            <text:p>✔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IF([.F102]=&quot;-&quot;;&quot;&quot;;IF([.F102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LE</text:p>
          </table:table-cell>
          <table:table-cell office:value-type="string">
            <text:p>NE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✔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IF([.F103]=&quot;-&quot;;&quot;&quot;;IF([.F103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EN</text:p>
          </table:table-cell>
          <table:table-cell office:value-type="string">
            <text:p>IND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office:value-type="string">
            <text:p>✔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IF([.F104]=&quot;-&quot;;&quot;&quot;;IF([.F104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GB</text:p>
          </table:table-cell>
          <table:table-cell office:value-type="string">
            <text:p>KC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office:value-type="string">
            <text:p>✖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IF([.F105]=&quot;-&quot;;&quot;&quot;;IF([.F105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LAC</text:p>
          </table:table-cell>
          <table:table-cell office:value-type="string">
            <text:p>CHI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33">
            <text:p>33</text:p>
          </table:table-cell>
          <table:table-cell office:value-type="string">
            <text:p>✖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IF([.F106]=&quot;-&quot;;&quot;&quot;;IF([.F106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IA</text:p>
          </table:table-cell>
          <table:table-cell office:value-type="string">
            <text:p>PIT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✖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IF([.F107]=&quot;-&quot;;&quot;&quot;;IF([.F107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YG</text:p>
          </table:table-cell>
          <table:table-cell office:value-type="string">
            <text:p>DET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office:value-type="string">
            <text:p>✔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IF([.F108]=&quot;-&quot;;&quot;&quot;;IF([.F108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YJ</text:p>
          </table:table-cell>
          <table:table-cell office:value-type="string">
            <text:p>JAC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✖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IF([.F109]=&quot;-&quot;;&quot;&quot;;IF([.F109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OAK</text:p>
          </table:table-cell>
          <table:table-cell office:value-type="string">
            <text:p>HOU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✖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IF([.F110]=&quot;-&quot;;&quot;&quot;;IF([.F110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I</text:p>
          </table:table-cell>
          <table:table-cell office:value-type="string">
            <text:p>BUF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✖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IF([.F111]=&quot;-&quot;;&quot;&quot;;IF([.F111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EA</text:p>
          </table:table-cell>
          <table:table-cell office:value-type="string">
            <text:p>ATL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✔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IF([.F112]=&quot;-&quot;;&quot;&quot;;IF([.F112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TB</text:p>
          </table:table-cell>
          <table:table-cell office:value-type="string">
            <text:p>TEN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✖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IF([.F113]=&quot;-&quot;;&quot;&quot;;IF([.F113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HI</text:p>
          </table:table-cell>
          <table:table-cell office:value-type="string">
            <text:p>PHI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office:value-type="string">
            <text:p>✔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IF([.F114]=&quot;-&quot;;&quot;&quot;;IF([.F114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LE</text:p>
          </table:table-cell>
          <table:table-cell office:value-type="string">
            <text:p>DEN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✔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IF([.F115]=&quot;-&quot;;&quot;&quot;;IF([.F115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AL</text:p>
          </table:table-cell>
          <table:table-cell office:value-type="string">
            <text:p>NYG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office:value-type="string">
            <text:p>✔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IF([.F116]=&quot;-&quot;;&quot;&quot;;IF([.F116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ET</text:p>
          </table:table-cell>
          <table:table-cell office:value-type="string">
            <text:p>OAK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office:value-type="string">
            <text:p>✔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IF([.F117]=&quot;-&quot;;&quot;&quot;;IF([.F117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GB</text:p>
          </table:table-cell>
          <table:table-cell office:value-type="string">
            <text:p>LAC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✖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IF([.F118]=&quot;-&quot;;&quot;&quot;;IF([.F118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OU</text:p>
          </table:table-cell>
          <table:table-cell office:value-type="string">
            <text:p>JAC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29">
            <text:p>29</text:p>
          </table:table-cell>
          <table:table-cell office:value-type="string">
            <text:p>✖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IF([.F119]=&quot;-&quot;;&quot;&quot;;IF([.F119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IND</text:p>
          </table:table-cell>
          <table:table-cell office:value-type="string">
            <text:p>PIT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✖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IF([.F120]=&quot;-&quot;;&quot;&quot;;IF([.F120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IN</text:p>
          </table:table-cell>
          <table:table-cell office:value-type="string">
            <text:p>KC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✔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IF([.F121]=&quot;-&quot;;&quot;&quot;;IF([.F121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E</text:p>
          </table:table-cell>
          <table:table-cell office:value-type="string">
            <text:p>BAL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57">
            <text:p>57</text:p>
          </table:table-cell>
          <table:table-cell office:value-type="string">
            <text:p>✖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IF([.F122]=&quot;-&quot;;&quot;&quot;;IF([.F122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YJ</text:p>
          </table:table-cell>
          <table:table-cell office:value-type="string">
            <text:p>MIA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✖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IF([.F123]=&quot;-&quot;;&quot;&quot;;IF([.F123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B</text:p>
          </table:table-cell>
          <table:table-cell office:value-type="string">
            <text:p>SEA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74">
            <text:p>74</text:p>
          </table:table-cell>
          <table:table-cell office:value-type="string">
            <text:p>✖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IF([.F124]=&quot;-&quot;;&quot;&quot;;IF([.F124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EN</text:p>
          </table:table-cell>
          <table:table-cell office:value-type="string">
            <text:p>CA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✔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IF([.F125]=&quot;-&quot;;&quot;&quot;;IF([.F125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WAS</text:p>
          </table:table-cell>
          <table:table-cell office:value-type="string">
            <text:p>BUF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3">
            <text:p>33</text:p>
          </table:table-cell>
          <table:table-cell office:value-type="string">
            <text:p>✖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IF([.F126]=&quot;-&quot;;&quot;&quot;;IF([.F126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RI</text:p>
          </table:table-cell>
          <table:table-cell office:value-type="string">
            <text:p>TB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57">
            <text:p>57</text:p>
          </table:table-cell>
          <table:table-cell office:value-type="string">
            <text:p>✖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IF([.F127]=&quot;-&quot;;&quot;&quot;;IF([.F127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TL</text:p>
          </table:table-cell>
          <table:table-cell office:value-type="string">
            <text:p>NO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office:value-type="string">
            <text:p>✔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IF([.F128]=&quot;-&quot;;&quot;&quot;;IF([.F128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BAL</text:p>
          </table:table-cell>
          <table:table-cell office:value-type="string">
            <text:p>CIN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office:value-type="string">
            <text:p>✔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IF([.F129]=&quot;-&quot;;&quot;&quot;;IF([.F129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BUF</text:p>
          </table:table-cell>
          <table:table-cell office:value-type="string">
            <text:p>CLE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35">
            <text:p>35</text:p>
          </table:table-cell>
          <table:table-cell office:value-type="string">
            <text:p>✖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IF([.F130]=&quot;-&quot;;&quot;&quot;;IF([.F130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AR</text:p>
          </table:table-cell>
          <table:table-cell office:value-type="string">
            <text:p>GB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✖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IF([.F131]=&quot;-&quot;;&quot;&quot;;IF([.F131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DET</text:p>
          </table:table-cell>
          <table:table-cell office:value-type="string">
            <text:p>CHI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office:value-type="string">
            <text:p>✔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IF([.F132]=&quot;-&quot;;&quot;&quot;;IF([.F132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KC</text:p>
          </table:table-cell>
          <table:table-cell office:value-type="string">
            <text:p>TEN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67">
            <text:p>67</text:p>
          </table:table-cell>
          <table:table-cell office:value-type="string">
            <text:p>✔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IF([.F133]=&quot;-&quot;;&quot;&quot;;IF([.F133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AR</text:p>
          </table:table-cell>
          <table:table-cell office:value-type="string">
            <text:p>PIT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office:value-type="string">
            <text:p>✔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IF([.F134]=&quot;-&quot;;&quot;&quot;;IF([.F134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IA</text:p>
          </table:table-cell>
          <table:table-cell office:value-type="string">
            <text:p>IND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✖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IF([.F135]=&quot;-&quot;;&quot;&quot;;IF([.F135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IN</text:p>
          </table:table-cell>
          <table:table-cell office:value-type="string">
            <text:p>DAL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✔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IF([.F136]=&quot;-&quot;;&quot;&quot;;IF([.F136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YG</text:p>
          </table:table-cell>
          <table:table-cell office:value-type="string">
            <text:p>NYJ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office:value-type="string">
            <text:p>✔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IF([.F137]=&quot;-&quot;;&quot;&quot;;IF([.F137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EA</text:p>
          </table:table-cell>
          <table:table-cell office:value-type="string">
            <text:p>SF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✖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IF([.F138]=&quot;-&quot;;&quot;&quot;;IF([.F138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RI</text:p>
          </table:table-cell>
          <table:table-cell office:value-type="string">
            <text:p>SF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office:value-type="string">
            <text:p>✔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IF([.F139]=&quot;-&quot;;&quot;&quot;;IF([.F139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L</text:p>
          </table:table-cell>
          <table:table-cell office:value-type="string">
            <text:p>CA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office:value-type="string">
            <text:p>✔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IF([.F140]=&quot;-&quot;;&quot;&quot;;IF([.F140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BUF</text:p>
          </table:table-cell>
          <table:table-cell office:value-type="string">
            <text:p>MIA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57">
            <text:p>57</text:p>
          </table:table-cell>
          <table:table-cell office:value-type="string">
            <text:p>✖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IF([.F141]=&quot;-&quot;;&quot;&quot;;IF([.F141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HI</text:p>
          </table:table-cell>
          <table:table-cell office:value-type="string">
            <text:p>LA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office:value-type="string">
            <text:p>✔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IF([.F142]=&quot;-&quot;;&quot;&quot;;IF([.F142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IN</text:p>
          </table:table-cell>
          <table:table-cell office:value-type="string">
            <text:p>OAK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office:value-type="string">
            <text:p>✔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IF([.F143]=&quot;-&quot;;&quot;&quot;;IF([.F143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AL</text:p>
          </table:table-cell>
          <table:table-cell office:value-type="string">
            <text:p>DET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62">
            <text:p>62</text:p>
          </table:table-cell>
          <table:table-cell office:value-type="string">
            <text:p>✖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IF([.F144]=&quot;-&quot;;&quot;&quot;;IF([.F144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DEN</text:p>
          </table:table-cell>
          <table:table-cell office:value-type="string">
            <text:p>MIN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✖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IF([.F145]=&quot;-&quot;;&quot;&quot;;IF([.F145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OU</text:p>
          </table:table-cell>
          <table:table-cell office:value-type="string">
            <text:p>BAL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✖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IF([.F146]=&quot;-&quot;;&quot;&quot;;IF([.F146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JAC</text:p>
          </table:table-cell>
          <table:table-cell office:value-type="string">
            <text:p>IND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✖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IF([.F147]=&quot;-&quot;;&quot;&quot;;IF([.F147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KC</text:p>
          </table:table-cell>
          <table:table-cell office:value-type="string">
            <text:p>LAC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✔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IF([.F148]=&quot;-&quot;;&quot;&quot;;IF([.F148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E</text:p>
          </table:table-cell>
          <table:table-cell office:value-type="string">
            <text:p>PHI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office:value-type="string">
            <text:p>✔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IF([.F149]=&quot;-&quot;;&quot;&quot;;IF([.F149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O</text:p>
          </table:table-cell>
          <table:table-cell office:value-type="string">
            <text:p>TB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✖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IF([.F150]=&quot;-&quot;;&quot;&quot;;IF([.F150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YJ</text:p>
          </table:table-cell>
          <table:table-cell office:value-type="string">
            <text:p>WAS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✖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IF([.F151]=&quot;-&quot;;&quot;&quot;;IF([.F151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AL</text:p>
          </table:table-cell>
          <table:table-cell office:value-type="string">
            <text:p>LA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✔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IF([.F152]=&quot;-&quot;;&quot;&quot;;IF([.F152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AR</text:p>
          </table:table-cell>
          <table:table-cell office:value-type="string">
            <text:p>NO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65">
            <text:p>65</text:p>
          </table:table-cell>
          <table:table-cell office:value-type="string">
            <text:p>✖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IF([.F153]=&quot;-&quot;;&quot;&quot;;IF([.F153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DAL</text:p>
          </table:table-cell>
          <table:table-cell office:value-type="string">
            <text:p>NE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office:value-type="string">
            <text:p>✔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IF([.F154]=&quot;-&quot;;&quot;&quot;;IF([.F154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EN</text:p>
          </table:table-cell>
          <table:table-cell office:value-type="string">
            <text:p>BUF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office:value-type="string">
            <text:p>✔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IF([.F155]=&quot;-&quot;;&quot;&quot;;IF([.F155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ET</text:p>
          </table:table-cell>
          <table:table-cell office:value-type="string">
            <text:p>WAS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office:value-type="string">
            <text:p>✔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IF([.F156]=&quot;-&quot;;&quot;&quot;;IF([.F156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GB</text:p>
          </table:table-cell>
          <table:table-cell office:value-type="string">
            <text:p>SF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✖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IF([.F157]=&quot;-&quot;;&quot;&quot;;IF([.F157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JAC</text:p>
          </table:table-cell>
          <table:table-cell office:value-type="string">
            <text:p>TEN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office:value-type="string">
            <text:p>✔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IF([.F158]=&quot;-&quot;;&quot;&quot;;IF([.F158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IA</text:p>
          </table:table-cell>
          <table:table-cell office:value-type="string">
            <text:p>CLE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65">
            <text:p>65</text:p>
          </table:table-cell>
          <table:table-cell office:value-type="string">
            <text:p>✖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IF([.F159]=&quot;-&quot;;&quot;&quot;;IF([.F159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YG</text:p>
          </table:table-cell>
          <table:table-cell office:value-type="string">
            <text:p>CHI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33">
            <text:p>33</text:p>
          </table:table-cell>
          <table:table-cell office:value-type="string">
            <text:p>✖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IF([.F160]=&quot;-&quot;;&quot;&quot;;IF([.F160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OAK</text:p>
          </table:table-cell>
          <table:table-cell office:value-type="string">
            <text:p>NYJ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✖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IF([.F161]=&quot;-&quot;;&quot;&quot;;IF([.F161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IT</text:p>
          </table:table-cell>
          <table:table-cell office:value-type="string">
            <text:p>CIN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26">
            <text:p>26</text:p>
          </table:table-cell>
          <table:table-cell office:value-type="string">
            <text:p>✖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IF([.F162]=&quot;-&quot;;&quot;&quot;;IF([.F162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EA</text:p>
          </table:table-cell>
          <table:table-cell office:value-type="string">
            <text:p>PHI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26">
            <text:p>26</text:p>
          </table:table-cell>
          <table:table-cell office:value-type="string">
            <text:p>✖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IF([.F163]=&quot;-&quot;;&quot;&quot;;IF([.F163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B</text:p>
          </table:table-cell>
          <table:table-cell office:value-type="string">
            <text:p>ATL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57">
            <text:p>57</text:p>
          </table:table-cell>
          <table:table-cell office:value-type="string">
            <text:p>✖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IF([.F164]=&quot;-&quot;;&quot;&quot;;IF([.F164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AL</text:p>
          </table:table-cell>
          <table:table-cell office:value-type="string">
            <text:p>BUF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✔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F165]=&quot;-&quot;;&quot;&quot;;IF([.F165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AR</text:p>
          </table:table-cell>
          <table:table-cell office:value-type="string">
            <text:p>ATL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60">
            <text:p>60</text:p>
          </table:table-cell>
          <table:table-cell office:value-type="string">
            <text:p>✖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F166]=&quot;-&quot;;&quot;&quot;;IF([.F166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IN</text:p>
          </table:table-cell>
          <table:table-cell office:value-type="string">
            <text:p>CLE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✔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F167]=&quot;-&quot;;&quot;&quot;;IF([.F167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EN</text:p>
          </table:table-cell>
          <table:table-cell office:value-type="string">
            <text:p>HOU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office:value-type="string">
            <text:p>✔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F168]=&quot;-&quot;;&quot;&quot;;IF([.F168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ET</text:p>
          </table:table-cell>
          <table:table-cell office:value-type="string">
            <text:p>MIN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27">
            <text:p>27</text:p>
          </table:table-cell>
          <table:table-cell office:value-type="string">
            <text:p>✖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F169]=&quot;-&quot;;&quot;&quot;;IF([.F169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IND</text:p>
          </table:table-cell>
          <table:table-cell office:value-type="string">
            <text:p>TB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office:value-type="string">
            <text:p>✔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F170]=&quot;-&quot;;&quot;&quot;;IF([.F170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KC</text:p>
          </table:table-cell>
          <table:table-cell office:value-type="string">
            <text:p>NE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✖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F171]=&quot;-&quot;;&quot;&quot;;IF([.F171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LAC</text:p>
          </table:table-cell>
          <table:table-cell office:value-type="string">
            <text:p>JAC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office:value-type="string">
            <text:p>✖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F172]=&quot;-&quot;;&quot;&quot;;IF([.F172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IA</text:p>
          </table:table-cell>
          <table:table-cell office:value-type="string">
            <text:p>NYJ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✔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F173]=&quot;-&quot;;&quot;&quot;;IF([.F173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YG</text:p>
          </table:table-cell>
          <table:table-cell office:value-type="string">
            <text:p>PHI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✔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F174]=&quot;-&quot;;&quot;&quot;;IF([.F174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IT</text:p>
          </table:table-cell>
          <table:table-cell office:value-type="string">
            <text:p>ARI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✔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F175]=&quot;-&quot;;&quot;&quot;;IF([.F175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EA</text:p>
          </table:table-cell>
          <table:table-cell office:value-type="string">
            <text:p>LA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✖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F176]=&quot;-&quot;;&quot;&quot;;IF([.F176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F</text:p>
          </table:table-cell>
          <table:table-cell office:value-type="string">
            <text:p>NO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94">
            <text:p>94</text:p>
          </table:table-cell>
          <table:table-cell office:value-type="string">
            <text:p>✔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F177]=&quot;-&quot;;&quot;&quot;;IF([.F177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TEN</text:p>
          </table:table-cell>
          <table:table-cell office:value-type="string">
            <text:p>OAK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office:value-type="string">
            <text:p>✔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F178]=&quot;-&quot;;&quot;&quot;;IF([.F178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WAS</text:p>
          </table:table-cell>
          <table:table-cell office:value-type="string">
            <text:p>GB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office:value-type="string">
            <text:p>✔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F179]=&quot;-&quot;;&quot;&quot;;IF([.F179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L</text:p>
          </table:table-cell>
          <table:table-cell office:value-type="string">
            <text:p>SF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✖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IF([.F180]=&quot;-&quot;;&quot;&quot;;IF([.F180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UF</text:p>
          </table:table-cell>
          <table:table-cell office:value-type="string">
            <text:p>PIT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office:value-type="string">
            <text:p>✔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IF([.F181]=&quot;-&quot;;&quot;&quot;;IF([.F181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HI</text:p>
          </table:table-cell>
          <table:table-cell office:value-type="string">
            <text:p>GB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office:value-type="string">
            <text:p>✔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IF([.F182]=&quot;-&quot;;&quot;&quot;;IF([.F182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LE</text:p>
          </table:table-cell>
          <table:table-cell office:value-type="string">
            <text:p>ARI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office:value-type="string">
            <text:p>✔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IF([.F183]=&quot;-&quot;;&quot;&quot;;IF([.F183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EN</text:p>
          </table:table-cell>
          <table:table-cell office:value-type="string">
            <text:p>KC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office:value-type="string">
            <text:p>✔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IF([.F184]=&quot;-&quot;;&quot;&quot;;IF([.F184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HOU</text:p>
          </table:table-cell>
          <table:table-cell office:value-type="string">
            <text:p>TEN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✔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IF([.F185]=&quot;-&quot;;&quot;&quot;;IF([.F185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ND</text:p>
          </table:table-cell>
          <table:table-cell office:value-type="string">
            <text:p>NO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✔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IF([.F186]=&quot;-&quot;;&quot;&quot;;IF([.F186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JAC</text:p>
          </table:table-cell>
          <table:table-cell office:value-type="string">
            <text:p>OAK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office:value-type="string">
            <text:p>✔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IF([.F187]=&quot;-&quot;;&quot;&quot;;IF([.F187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AR</text:p>
          </table:table-cell>
          <table:table-cell office:value-type="string">
            <text:p>DAL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65">
            <text:p>65</text:p>
          </table:table-cell>
          <table:table-cell office:value-type="string">
            <text:p>✖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IF([.F188]=&quot;-&quot;;&quot;&quot;;IF([.F188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IA</text:p>
          </table:table-cell>
          <table:table-cell office:value-type="string">
            <text:p>NYG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56">
            <text:p>56</text:p>
          </table:table-cell>
          <table:table-cell office:value-type="string">
            <text:p>✖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IF([.F189]=&quot;-&quot;;&quot;&quot;;IF([.F189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IN</text:p>
          </table:table-cell>
          <table:table-cell office:value-type="string">
            <text:p>LAC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✖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IF([.F190]=&quot;-&quot;;&quot;&quot;;IF([.F190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E</text:p>
          </table:table-cell>
          <table:table-cell office:value-type="string">
            <text:p>CIN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62">
            <text:p>62</text:p>
          </table:table-cell>
          <table:table-cell office:value-type="string">
            <text:p>✖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IF([.F191]=&quot;-&quot;;&quot;&quot;;IF([.F191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I</text:p>
          </table:table-cell>
          <table:table-cell office:value-type="string">
            <text:p>WAS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office:value-type="string">
            <text:p>✔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IF([.F192]=&quot;-&quot;;&quot;&quot;;IF([.F192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EA</text:p>
          </table:table-cell>
          <table:table-cell office:value-type="string">
            <text:p>CA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✔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IF([.F193]=&quot;-&quot;;&quot;&quot;;IF([.F193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TB</text:p>
          </table:table-cell>
          <table:table-cell office:value-type="string">
            <text:p>DET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office:value-type="string">
            <text:p>✖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IF([.F194]=&quot;-&quot;;&quot;&quot;;IF([.F194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RI</text:p>
          </table:table-cell>
          <table:table-cell office:value-type="string">
            <text:p>LA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office:value-type="string">
            <text:p>✔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formula="of:=IF([.F195]=&quot;-&quot;;&quot;&quot;;IF([.F195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TL</text:p>
          </table:table-cell>
          <table:table-cell office:value-type="string">
            <text:p>TB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✔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formula="of:=IF([.F196]=&quot;-&quot;;&quot;&quot;;IF([.F196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HI</text:p>
          </table:table-cell>
          <table:table-cell office:value-type="string">
            <text:p>MIN</text:p>
          </table:table-cell>
          <table:table-cell office:value-type="float" office:value="35">
            <text:p>3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✖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formula="of:=IF([.F197]=&quot;-&quot;;&quot;&quot;;IF([.F197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LE</text:p>
          </table:table-cell>
          <table:table-cell office:value-type="string">
            <text:p>CIN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56">
            <text:p>56</text:p>
          </table:table-cell>
          <table:table-cell office:value-type="string">
            <text:p>✖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formula="of:=IF([.F198]=&quot;-&quot;;&quot;&quot;;IF([.F198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GB</text:p>
          </table:table-cell>
          <table:table-cell office:value-type="string">
            <text:p>DET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✔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formula="of:=IF([.F199]=&quot;-&quot;;&quot;&quot;;IF([.F199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ND</text:p>
          </table:table-cell>
          <table:table-cell office:value-type="string">
            <text:p>JAC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58">
            <text:p>58</text:p>
          </table:table-cell>
          <table:table-cell office:value-type="string">
            <text:p>✖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formula="of:=IF([.F200]=&quot;-&quot;;&quot;&quot;;IF([.F200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LAC</text:p>
          </table:table-cell>
          <table:table-cell office:value-type="string">
            <text:p>KC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52">
            <text:p>52</text:p>
          </table:table-cell>
          <table:table-cell office:value-type="string">
            <text:p>✖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formula="of:=IF([.F201]=&quot;-&quot;;&quot;&quot;;IF([.F201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IA</text:p>
          </table:table-cell>
          <table:table-cell office:value-type="string">
            <text:p>NE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✔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formula="of:=IF([.F202]=&quot;-&quot;;&quot;&quot;;IF([.F202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O</text:p>
          </table:table-cell>
          <table:table-cell office:value-type="string">
            <text:p>CA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✔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formula="of:=IF([.F203]=&quot;-&quot;;&quot;&quot;;IF([.F203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YJ</text:p>
          </table:table-cell>
          <table:table-cell office:value-type="string">
            <text:p>BUF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office:value-type="string">
            <text:p>✔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formula="of:=IF([.F204]=&quot;-&quot;;&quot;&quot;;IF([.F204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OAK</text:p>
          </table:table-cell>
          <table:table-cell office:value-type="string">
            <text:p>DEN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office:value-type="string">
            <text:p>✖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formula="of:=IF([.F205]=&quot;-&quot;;&quot;&quot;;IF([.F205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I</text:p>
          </table:table-cell>
          <table:table-cell office:value-type="string">
            <text:p>NYG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✔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formula="of:=IF([.F206]=&quot;-&quot;;&quot;&quot;;IF([.F206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IT</text:p>
          </table:table-cell>
          <table:table-cell office:value-type="string">
            <text:p>BAL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✖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formula="of:=IF([.F207]=&quot;-&quot;;&quot;&quot;;IF([.F207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F</text:p>
          </table:table-cell>
          <table:table-cell office:value-type="string">
            <text:p>SEA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✔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formula="of:=IF([.F208]=&quot;-&quot;;&quot;&quot;;IF([.F208]=&quot;✔&quot;;1;0)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TEN</text:p>
          </table:table-cell>
          <table:table-cell office:value-type="string">
            <text:p>HOU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✖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formula="of:=IF([.F209]=&quot;-&quot;;&quot;&quot;;IF([.F209]=&quot;✔&quot;;1;0)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WAS</text:p>
          </table:table-cell>
          <table:table-cell office:value-type="string">
            <text:p>DAL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63">
            <text:p>63</text:p>
          </table:table-cell>
          <table:table-cell office:value-type="string">
            <text:p>✖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formula="of:=IF([.F210]=&quot;-&quot;;&quot;&quot;;IF([.F210]=&quot;✔&quot;;1;0))" office:value-type="float" office:value="0">
            <text:p>0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2/05/2020</text:date>, <text:time>09:1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</meta:initial-creator>
    <meta:creation-date>2020-02-05T08:21:09.07</meta:creation-date>
    <dc:date>2020-02-05T09:12:40.32</dc:date>
    <dc:creator>Jerome </dc:creator>
    <meta:editing-duration>PT5M9S</meta:editing-duration>
    <meta:editing-cycles>1</meta:editing-cycles>
    <meta:document-statistic meta:table-count="3" meta:cell-count="2736" meta:object-count="0"/>
    <meta:generator>OpenOffice/4.1.5$Win32 OpenOffice.org_project/415m1$Build-9789</meta:generator>
  </office:meta>
</office:document-meta>
</file>